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4" style:family="paragraph" style:parent-style-name="Heading_20_4">
      <style:paragraph-properties fo:margin-top="0.1665in" fo:margin-bottom="0.028in" loext:contextual-spacing="false" fo:line-height="100%" fo:keep-together="auto" fo:keep-with-next="auto"/>
    </style:style>
    <style:style style:name="P15" style:family="paragraph" style:parent-style-name="Heading_20_3">
      <style:paragraph-properties fo:margin-top="0.1945in" fo:margin-bottom="0.0555in" loext:contextual-spacing="false" fo:line-height="100%" fo:keep-together="auto" fo:keep-with-next="auto"/>
    </style:style>
    <style:style style:name="P16" style:family="paragraph" style:parent-style-name="Heading_20_2" style:master-page-name="Standard">
      <style:paragraph-properties fo:margin-top="0.25in" fo:margin-bottom="0.0555in" loext:contextual-spacing="false" fo:line-height="100%" fo:keep-together="auto" style:page-number="1" fo:keep-with-next="auto"/>
    </style:style>
    <style:style style:name="T1" style:family="text">
      <style:text-properties fo:font-size="17pt" fo:font-weight="bold" style:font-size-asian="17pt" style:font-weight-asian="bold" style:font-size-complex="17pt"/>
    </style:style>
    <style:style style:name="T2" style:family="text">
      <style:text-properties fo:color="#000000" fo:font-size="13pt" fo:font-weight="bold" style:font-size-asian="13pt" style:font-weight-asian="bold" style:font-size-complex="13pt"/>
    </style:style>
    <style:style style:name="T3" style:family="text">
      <style:text-properties fo:color="#188038" style:font-name="Roboto Mono" fo:font-size="11pt" fo:font-weight="bold" style:font-name-asian="Roboto Mono1" style:font-size-asian="11pt" style:font-weight-asian="bold" style:font-name-complex="Roboto Mono1" style:font-size-complex="11pt"/>
    </style:style>
    <style:style style:name="T4" style:family="text">
      <style:text-properties fo:color="#188038" style:font-name="Roboto Mono" style:font-name-asian="Roboto Mono1" style:font-name-complex="Roboto Mono1"/>
    </style:style>
    <style:style style:name="T5" style:family="text">
      <style:text-properties fo:color="#188038" style:font-name="Roboto Mono" fo:font-size="13pt" fo:font-weight="bold" style:font-name-asian="Roboto Mono1" style:font-size-asian="13pt" style:font-weight-asian="bold" style:font-name-complex="Roboto Mono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q4000nmu7mla"/><text:span text:style-name="T1">Math Quiz Game </text:span></text:p>
      <text:p text:style-name="P15"><text:bookmark text:name="_hyg6roylsja8"/><text:span text:style-name="T2">Overview</text:span></text:p>
      <text:p text:style-name="P1">This program implements a console-based math quiz game. The player can choose the number of questions, the type of operations, and the difficulty level of the questions. The game generates random math questions based on the player's choices, evaluates the player's answers, and provides feedback on their performance.</text:p>
      <text:p text:style-name="P15"><text:bookmark text:name="_s7zzvyx66afz"/><text:span text:style-name="T2">Enumerations</text:span></text:p>
      <text:p text:style-name="P14"><text:bookmark text:name="_z6zsw4a5dtqx"/><text:span text:style-name="T3">enOperationType</text:span></text:p>
      <text:p text:style-name="P1">Represents the possible mathematical operations.</text:p>
      <text:list xml:id="list3061088715" text:style-name="WWNum4">
        <text:list-item>
          <text:p text:style-name="P2"><text:span text:style-name="T4">Add = 1</text:span></text:p>
        </text:list-item>
        <text:list-item>
          <text:p text:style-name="P6"><text:span text:style-name="T4">Sub = 2</text:span></text:p>
        </text:list-item>
        <text:list-item>
          <text:p text:style-name="P6"><text:span text:style-name="T4">Mult = 3</text:span></text:p>
        </text:list-item>
        <text:list-item>
          <text:p text:style-name="P6"><text:span text:style-name="T4">Div = 4</text:span></text:p>
        </text:list-item>
        <text:list-item>
          <text:p text:style-name="P10"><text:span text:style-name="T4">MixOP = 5</text:span></text:p>
        </text:list-item>
      </text:list>
      <text:p text:style-name="P14"><text:bookmark text:name="_2tqhztjnmjq7"/><text:span text:style-name="T3">enQuestionLevel</text:span></text:p>
      <text:p text:style-name="P1">Represents the difficulty levels of the questions.</text:p>
      <text:list xml:id="list136287999" text:style-name="WWNum2">
        <text:list-item>
          <text:p text:style-name="P3"><text:span text:style-name="T4">EasyLevel = 1</text:span></text:p>
        </text:list-item>
        <text:list-item>
          <text:p text:style-name="P7"><text:span text:style-name="T4">MedLevel = 2</text:span></text:p>
        </text:list-item>
        <text:list-item>
          <text:p text:style-name="P7"><text:span text:style-name="T4">HardLevel = 3</text:span></text:p>
        </text:list-item>
        <text:list-item>
          <text:p text:style-name="P11"><text:span text:style-name="T4">Mix = 4</text:span></text:p>
        </text:list-item>
      </text:list>
      <text:p text:style-name="P15"><text:bookmark text:name="_r8yri48zp4nq"/><text:span text:style-name="T2">Structures</text:span></text:p>
      <text:p text:style-name="P14"><text:bookmark text:name="_2x3x3gbn7bsw"/><text:span text:style-name="T3">stQuestionList</text:span></text:p>
      <text:p text:style-name="P1">Stores information about a single question.</text:p>
      <text:list xml:id="list1445912818" text:style-name="WWNum3">
        <text:list-item>
          <text:p text:style-name="P4"><text:span text:style-name="T4">int Number1</text:span>: The first number in the question.</text:p>
        </text:list-item>
        <text:list-item>
          <text:p text:style-name="P8"><text:span text:style-name="T4">int Number2</text:span>: The second number in the question.</text:p>
        </text:list-item>
        <text:list-item>
          <text:p text:style-name="P8"><text:span text:style-name="T4">enOperationType OperationType</text:span>: The type of operation.</text:p>
        </text:list-item>
        <text:list-item>
          <text:p text:style-name="P8"><text:span text:style-name="T4">enQuestionLevel QuestionLevel</text:span>: The difficulty level of the question.</text:p>
        </text:list-item>
        <text:list-item>
          <text:p text:style-name="P8"><text:span text:style-name="T4">int CorrectAnswer</text:span>: The correct answer to the question.</text:p>
        </text:list-item>
        <text:list-item>
          <text:p text:style-name="P8"><text:soft-page-break/><text:span text:style-name="T4">int PlayerAnswer</text:span>: The player's answer.</text:p>
        </text:list-item>
        <text:list-item>
          <text:p text:style-name="P12"><text:span text:style-name="T4">bool AnswerResult</text:span>: Indicates if the player's answer is correct.</text:p>
        </text:list-item>
      </text:list>
      <text:p text:style-name="P14"><text:bookmark text:name="_jekwi35ddgo7"/><text:span text:style-name="T3">stQuizz</text:span></text:p>
      <text:p text:style-name="P1">Stores information about the overall quiz.</text:p>
      <text:list xml:id="list3170059003" text:style-name="WWNum1">
        <text:list-item>
          <text:p text:style-name="P5"><text:span text:style-name="T4">stQuestionList QuestionList[100]</text:span>: An array of questions.</text:p>
        </text:list-item>
        <text:list-item>
          <text:p text:style-name="P9"><text:span text:style-name="T4">short NumberOfQuestions</text:span>: The number of questions in the quiz.</text:p>
        </text:list-item>
        <text:list-item>
          <text:p text:style-name="P9"><text:span text:style-name="T4">enOperationType OperationType</text:span>: The type of operation for the quiz.</text:p>
        </text:list-item>
        <text:list-item>
          <text:p text:style-name="P9"><text:span text:style-name="T4">enQuestionLevel QuestionLevel</text:span>: The difficulty level of the quiz.</text:p>
        </text:list-item>
        <text:list-item>
          <text:p text:style-name="P9"><text:span text:style-name="T4">short NumberOfRightAnswer</text:span>: The number of correct answers.</text:p>
        </text:list-item>
        <text:list-item>
          <text:p text:style-name="P9"><text:span text:style-name="T4">short NumberOfWrongAnswer</text:span>: The number of incorrect answers.</text:p>
        </text:list-item>
        <text:list-item>
          <text:p text:style-name="P13"><text:span text:style-name="T4">bool IaPass</text:span>: Indicates if the player passed the quiz.</text:p>
        </text:list-item>
      </text:list>
      <text:p text:style-name="P15"><text:bookmark text:name="_djl3ziqqwv86"/><text:span text:style-name="T2">Functions</text:span></text:p>
      <text:p text:style-name="P14"><text:bookmark text:name="_x3rpuaa50rn0"/><text:span text:style-name="T3">short ReadHowManyQuestions()</text:span></text:p>
      <text:p text:style-name="P1">Prompts the user to enter the number of questions (between 1 and 100) and returns the value.</text:p>
      <text:p text:style-name="P14"><text:bookmark text:name="_y1kx3jf3enh8"/><text:span text:style-name="T3">enOperationType ReadOperationType()</text:span></text:p>
      <text:p text:style-name="P1">Prompts the user to enter the type of operation and returns the corresponding <text:span text:style-name="T4">enOperationType</text:span> value.</text:p>
      <text:p text:style-name="P14"><text:bookmark text:name="_npapda6pmf7e"/><text:span text:style-name="T3">enQuestionLevel ReadQuestionLevel()</text:span></text:p>
      <text:p text:style-name="P1">Prompts the user to enter the difficulty level and returns the corresponding <text:span text:style-name="T4">enQuestionLevel</text:span> value.</text:p>
      <text:p text:style-name="P14"><text:bookmark text:name="_c18u8hlim3qo"/><text:span text:style-name="T3">int RandomNumber(int From, int To)</text:span></text:p>
      <text:p text:style-name="P1">Generates a random number within the given range <text:span text:style-name="T4">[From, To]</text:span>.</text:p>
      <text:p text:style-name="P14"><text:bookmark text:name="_pfy3l3g535qt"/><text:span text:style-name="T3">enOperationType GetRandomOperationType()</text:span></text:p>
      <text:p text:style-name="P1">Generates and returns a random operation type.</text:p>
      <text:p text:style-name="P14"><text:bookmark text:name="_wifo50a3i2xk"/><text:span text:style-name="T3">int SimpleCalculator(int Number1, int Number2, enOperationType OpType)</text:span></text:p>
      <text:p text:style-name="P1">Performs the specified operation on the given numbers and returns the result.</text:p>
      <text:p text:style-name="P14"><text:bookmark text:name="_k32twvwmr54t"/><text:span text:style-name="T3">stQuestionList GenerateQuestion(enQuestionLevel QuestionLevel, enOperationType OpType)</text:span></text:p>
      <text:p text:style-name="P1">Generates and returns a question based on the specified difficulty level and operation type.</text:p>
      <text:p text:style-name="P14"><text:bookmark text:name="_93vppj3vpd8e"/><text:soft-page-break/><text:span text:style-name="T3">void GenerateQuizzQuestions(stQuizz&amp; Quizz)</text:span></text:p>
      <text:p text:style-name="P1">Generates the questions for the quiz based on the specified number of questions, difficulty level, and operation type.</text:p>
      <text:p text:style-name="P14"><text:bookmark text:name="_d9jobcn51wtp"/><text:span text:style-name="T3">string GetOpTypeSymbol(enOperationType OpType)</text:span></text:p>
      <text:p text:style-name="P1">Returns the symbol of the operation type as a string.</text:p>
      <text:p text:style-name="P14"><text:bookmark text:name="_7qfx1vtfxwwl"/><text:span text:style-name="T3">string GetQuestionLevelText(enQuestionLevel QuestionLevel)</text:span></text:p>
      <text:p text:style-name="P1">Returns the text representation of the question level as a string.</text:p>
      <text:p text:style-name="P14"><text:bookmark text:name="_pequtlnpgrix"/><text:span text:style-name="T3">void PrintQuestion(stQuizz&amp; Quizz, short QuestionNumber)</text:span></text:p>
      <text:p text:style-name="P1">Prints the specified question to the console.</text:p>
      <text:p text:style-name="P14"><text:bookmark text:name="_gy8ji2m2nzry"/><text:span text:style-name="T3">int ReadQuestionAnswer()</text:span></text:p>
      <text:p text:style-name="P1">Reads and returns the player's answer to a question.</text:p>
      <text:p text:style-name="P14"><text:bookmark text:name="_nll6dudj4xxh"/><text:span text:style-name="T3">void SetScreenColor(bool IsRight)</text:span></text:p>
      <text:p text:style-name="P1">Sets the console color based on whether the player's answer is correct.</text:p>
      <text:p text:style-name="P14"><text:bookmark text:name="_nddp6mbvr572"/><text:span text:style-name="T3">void CorrectTheQuestionAnswer(stQuizz&amp; Quizz, short QuestionNumber)</text:span></text:p>
      <text:p text:style-name="P1">Evaluates the player's answer to the specified question and updates the quiz results accordingly.</text:p>
      <text:p text:style-name="P14"><text:bookmark text:name="_x0d8stheuwd3"/><text:span text:style-name="T3">void AskAndCorrectQuestionListAnswer(stQuizz&amp; Quizz)</text:span></text:p>
      <text:p text:style-name="P1">Prompts the player to answer each question and evaluates their answers.</text:p>
      <text:p text:style-name="P14"><text:bookmark text:name="_gmz9ruftn016"/><text:span text:style-name="T3">string GetFinalResultText(bool Pass)</text:span></text:p>
      <text:p text:style-name="P1">Returns the final result text ("Pass" or "Fail") based on whether the player passed the quiz.</text:p>
      <text:p text:style-name="P14"><text:bookmark text:name="_3twywzpmz41h"/><text:span text:style-name="T3">void PrintQuizzResult(stQuizz Quizz)</text:span></text:p>
      <text:p text:style-name="P1">Prints the final results of the quiz to the console.</text:p>
      <text:p text:style-name="P14"><text:bookmark text:name="_nh43e54lwasj"/><text:span text:style-name="T3">void PlayMathGame()</text:span></text:p>
      <text:p text:style-name="P1">Manages the overall game logic, including generating questions, prompting the player for answers, and displaying the results.</text:p>
      <text:p text:style-name="P14"><text:bookmark text:name="_l23yrmcw5aim"/><text:span text:style-name="T3">void ResetScreen()</text:span></text:p>
      <text:p text:style-name="P1">Resets the console screen and color.</text:p>
      <text:p text:style-name="P14"><text:bookmark text:name="_hl14dknzixi2"/><text:span text:style-name="T3">void StartGame()</text:span></text:p>
      <text:p text:style-name="P1">Starts the game loop, allowing the player to play multiple quizzes.</text:p>
      <text:p text:style-name="P15"><text:bookmark text:name="_udnlqta4u3e2"/><text:soft-page-break/><text:span text:style-name="T5">main</text:span><text:span text:style-name="T2"> Function</text:span></text:p>
      <text:p text:style-name="P1">Initializes the random number generator and starts the game by calling <text:span text:style-name="T4">StartGame</text:span>.</text:p>
      <text:p text:style-name="P15"><text:bookmark text:name="_glpu0p1t42p2"/><text:span text:style-name="T2">Example Usage</text:span></text:p>
      <text:p text:style-name="P1">To run the game, compile and execute the program. The player will be prompted to enter the number of questions, the type of operations, and the difficulty level. The program will generate and present the questions, evaluate the player's answers, and display the results. The player can choose to play again or exit the g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1" meta:word-count="616" meta:character-count="4271" meta:non-whitespace-character-count="3758"/>
    <meta:generator>LibreOfficeDev/6.0.5.2$Linux_X86_64 LibreOffice_project/</meta:generator>
  </office:meta>
</office:document-meta>
</file>